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text>i</mtext>
            <mo stretchy="false">ℏ</mo>
            <mfrac>
              <mrow>
                <mo stretchy="false">∂</mo>
              </mrow>
              <mrow>
                <mo stretchy="false">∂</mo>
                <mi>t</mi>
              </mrow>
            </mfrac>
            <mrow>
              <mfenced open="(" close=")">
                <mrow>
                  <mtable>
                    <mtr>
                      <mtd>
                        <mrow>
                          <msub>
                            <mo stretchy="false">ψ</mo>
                            <mrow>
                              <mrow>
                                <mo stretchy="false">+</mo>
                                <mi/>
                              </mrow>
                            </mrow>
                          </msub>
                          <mrow>
                            <mo stretchy="false">(</mo>
                            <mrow>
                              <mstyle mathvariant="bold">
                                <mrow>
                                  <mi>r</mi>
                                </mrow>
                              </mstyle>
                              <mi>,</mi>
                              <mi>t</mi>
                            </mrow>
                            <mo stretchy="false">)</mo>
                          </mrow>
                        </mrow>
                      </mtd>
                    </mtr>
                    <mtr>
                      <mtd>
                        <mrow>
                          <msub>
                            <mo stretchy="false">ψ</mo>
                            <mrow>
                              <mrow>
                                <mo stretchy="false">−</mo>
                                <mi/>
                              </mrow>
                            </mrow>
                          </msub>
                          <mrow>
                            <mo stretchy="false">(</mo>
                            <mrow>
                              <mstyle mathvariant="bold">
                                <mrow>
                                  <mi>r</mi>
                                </mrow>
                              </mstyle>
                              <mi>,</mi>
                              <mi>t</mi>
                            </mrow>
                            <mo stretchy="false">)</mo>
                          </mrow>
                        </mrow>
                      </mtd>
                    </mtr>
                  </mtable>
                </mrow>
              </mfenced>
              <mo stretchy="false">=</mo>
              <mrow>
                <mo stretchy="true">[</mo>
                <mrow>
                  <mfenced open="(" close=")">
                    <mrow>
                      <mrow>
                        <mrow>
                          <mo stretchy="false">−</mo>
                          <mrow>
                            <mfrac>
                              <mrow>
                                <msup>
                                  <mo stretchy="false">ℏ</mo>
                                  <mn>2</mn>
                                </msup>
                                <mo stretchy="false">Δ</mo>
                              </mrow>
                              <mrow>
                                <mn>2</mn>
                                <msub>
                                  <mi>m</mi>
                                  <mtext>e</mtext>
                                </msub>
                              </mrow>
                            </mfrac>
                          </mrow>
                        </mrow>
                        <mo stretchy="false">+</mo>
                        <mi>V</mi>
                      </mrow>
                      <mrow>
                        <mrow>
                          <mo stretchy="false">(</mo>
                          <mrow>
                            <mstyle mathvariant="bold">
                              <mrow>
                                <mi>r</mi>
                              </mrow>
                            </mstyle>
                          </mrow>
                          <mo stretchy="false">)</mo>
                        </mrow>
                        <mo stretchy="false">+</mo>
                        <mfrac>
                          <mrow>
                            <msub>
                              <mo stretchy="false">μ</mo>
                              <mtext>B</mtext>
                            </msub>
                          </mrow>
                          <mrow>
                            <mo stretchy="false">ℏ</mo>
                          </mrow>
                        </mfrac>
                      </mrow>
                      <mrow>
                        <mrow>
                          <mstyle mathvariant="bold">
                            <mrow>
                              <mi>L</mi>
                            </mrow>
                          </mstyle>
                          <mo stretchy="false">⋅</mo>
                          <mstyle mathvariant="bold">
                            <mrow>
                              <mi>B</mi>
                            </mrow>
                          </mstyle>
                        </mrow>
                        <mo stretchy="false">+</mo>
                        <msub>
                          <mi>H</mi>
                          <mtext>dia</mtext>
                        </msub>
                      </mrow>
                    </mrow>
                  </mfenced>
                  <msub>
                    <mrow>
                      <mstyle mathvariant="bold">
                        <mrow>
                          <mn>1</mn>
                        </mrow>
                      </mstyle>
                    </mrow>
                    <mn>2</mn>
                  </msub>
                </mrow>
              </mrow>
            </mrow>
          </mrow>
        </mtd>
      </mtr>
      <mtr>
        <mtd>
          <mrow>
            <mrow>
              <mrow>
                <mrow>
                  <mo stretchy="false">+</mo>
                  <mn>2</mn>
                </mrow>
                <mfrac>
                  <mrow>
                    <msub>
                      <mo stretchy="false">μ</mo>
                      <mtext>B</mtext>
                    </msub>
                  </mrow>
                  <mrow>
                    <mo stretchy="false">ℏ</mo>
                  </mrow>
                </mfrac>
                <mrow>
                  <mstyle mathvariant="bold">
                    <mrow>
                      <mi>S</mi>
                    </mrow>
                  </mstyle>
                  <mo stretchy="false">⋅</mo>
                  <mstyle mathvariant="bold">
                    <mrow>
                      <mi>B</mi>
                    </mrow>
                  </mstyle>
                </mrow>
              </mrow>
              <mo stretchy="true">]</mo>
            </mrow>
            <mfenced open="(" close=")">
              <mrow>
                <mtable>
                  <mtr>
                    <mtd>
                      <mrow>
                        <msub>
                          <mo stretchy="false">ψ</mo>
                          <mrow>
                            <mrow>
                              <mo stretchy="false">+</mo>
                              <mi/>
                            </mrow>
                          </mrow>
                        </msub>
                        <mrow>
                          <mo stretchy="false">(</mo>
                          <mrow>
                            <mstyle mathvariant="bold">
                              <mrow>
                                <mi>r</mi>
                              </mrow>
                            </mstyle>
                            <mi>,</mi>
                            <mi>t</mi>
                          </mrow>
                          <mo stretchy="false">)</mo>
                        </mrow>
                      </mrow>
                    </mtd>
                  </mtr>
                  <mtr>
                    <mtd>
                      <mrow>
                        <msub>
                          <mo stretchy="false">ψ</mo>
                          <mrow>
                            <mrow>
                              <mo stretchy="false">−</mo>
                              <mi/>
                            </mrow>
                          </mrow>
                        </msub>
                        <mrow>
                          <mo stretchy="false">(</mo>
                          <mrow>
                            <mstyle mathvariant="bold">
                              <mrow>
                                <mi>r</mi>
                              </mrow>
                            </mstyle>
                            <mi>,</mi>
                            <mi>t</mi>
                          </mrow>
                          <mo stretchy="false">)</mo>
                        </mrow>
                      </mrow>
                    </mtd>
                  </mtr>
                </mtable>
              </mrow>
            </mfenced>
          </mrow>
        </mtd>
      </mtr>
    </mtable>
    <annotation encoding="StarMath 5.0">"i" hbar {partial} over {partial t}
left ( binom
 {%ipsi _{+`} (bold r , t)}{%ipsi _{-`} (bold r , t)}
right ) = 
left [ left ( - {{hbar ^2 %DELTA} over {2 m_"e"}} 
  + V(bold r)
  + {%imu _"B"} over {hbar} bold L cdot bold B
  + H_"dia" 
  right ) {bold 1} _2 right none newline
left none + 2 {%imu _"B"} over {hbar} bold S cdot bold B
 right ] 
left ( binom
 {%ipsi _{+`} (bold r , t)}{%ipsi _{-`} (bold r , t)}
right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9T11:15:53.256000000</meta:creation-date>
    <meta:generator>LibreOffice/4.1.4.2$Windows_x86 LibreOffice_project/0a0440ccc0227ad9829de5f46be37cfb6edcf72</meta:generator>
  </office:meta>
</office:document-meta>
</file>